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pitch="fixed"/>
    <style:font-face style:name="DejaVu Sans1" svg:font-family="'DejaVu Sans'" style:font-pitch="variable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a5e24" officeooo:paragraph-rsid="000a5e2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0pt" officeooo:rsid="000b8d59" officeooo:paragraph-rsid="000b8d59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0pt" officeooo:rsid="000c3d97" officeooo:paragraph-rsid="000c3d97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DejaVu Serif1" fo:font-size="10pt" officeooo:rsid="000a5e24" officeooo:paragraph-rsid="000b8d59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DejaVu Serif1" fo:font-size="10pt" officeooo:rsid="000c3d97" officeooo:paragraph-rsid="000c3d97" style:font-size-asian="10pt" style:font-size-complex="10pt"/>
    </style:style>
    <style:style style:name="P7" style:family="paragraph" style:parent-style-name="Standard">
      <style:text-properties style:font-name="DejaVu Sans1" fo:font-size="18pt" officeooo:rsid="005a2425" officeooo:paragraph-rsid="005a2425" style:font-size-asian="15.75pt" style:font-size-complex="18pt"/>
    </style:style>
    <style:style style:name="P8" style:family="paragraph" style:parent-style-name="Standard">
      <style:text-properties style:font-name="DejaVu Sans1" fo:font-size="11pt" fo:font-weight="bold" officeooo:rsid="000a5e24" officeooo:paragraph-rsid="000a5e24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1" fo:font-size="24pt" fo:font-weight="bold" officeooo:rsid="00239aa9" officeooo:paragraph-rsid="00239aa9" style:font-size-asian="24pt" style:font-weight-asian="bold" style:font-size-complex="24pt" style:font-weight-complex="bold"/>
    </style:style>
    <style:style style:name="P10" style:family="paragraph" style:parent-style-name="Standard">
      <style:paragraph-properties fo:break-before="page"/>
      <style:text-properties style:font-name="DejaVu Sans1" fo:font-size="11pt" fo:font-weight="bold" officeooo:rsid="000a5e24" officeooo:paragraph-rsid="000a5e24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erif1" fo:font-size="10pt" officeooo:rsid="00239c6e" officeooo:paragraph-rsid="00293e02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DejaVu Serif1" fo:font-size="10pt" fo:font-style="normal" style:text-underline-style="solid" style:text-underline-width="auto" style:text-underline-color="font-color" fo:font-weight="normal" officeooo:rsid="00239c6e" officeooo:paragraph-rsid="00293e02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Header">
      <style:text-properties fo:font-size="10pt" officeooo:rsid="000a5e24" officeooo:paragraph-rsid="002845b7" style:font-size-asian="10pt" style:font-size-complex="10pt"/>
    </style:style>
    <style:style style:name="P14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T1" style:family="text">
      <style:text-properties officeooo:rsid="00165814"/>
    </style:style>
    <style:style style:name="T2" style:family="text">
      <style:text-properties officeooo:rsid="000c3d97"/>
    </style:style>
    <style:style style:name="T3" style:family="text">
      <style:text-properties officeooo:rsid="001ba109"/>
    </style:style>
    <style:style style:name="T4" style:family="text">
      <style:text-properties officeooo:rsid="0023a3ed"/>
    </style:style>
    <style:style style:name="T5" style:family="text">
      <style:text-properties officeooo:rsid="0024d815"/>
    </style:style>
    <style:style style:name="T6" style:family="text">
      <style:text-properties officeooo:rsid="002672bd"/>
    </style:style>
    <style:style style:name="T7" style:family="text">
      <style:text-properties officeooo:rsid="00294f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Notes</text:p>
      <text:p text:style-name="P10">Compilation and Execution:</text:p>
      <text:p text:style-name="P2"/>
      <text:p text:style-name="P2">The program was written on a Unix-like (GNU/Linux) operating system and has therefore been compiled using the GCC family of compilers, specifically g++.</text:p>
      <text:p text:style-name="P2"/>
      <text:p text:style-name="P2"/>
      <text:p text:style-name="P2"><text:span text:style-name="T2">The program can be compiled </text:span>as follows:</text:p>
      <text:p text:style-name="P2"/>
      <text:p text:style-name="P3">g++ -pthread -o game game.cpp</text:p>
      <text:p text:style-name="P5"/>
      <text:p text:style-name="P6"><text:span text:style-name="T5">and</text:span> can the<text:span text:style-name="T3">n</text:span> be executed by running:</text:p>
      <text:p text:style-name="P6"/>
      <text:p text:style-name="P4">./game</text:p>
      <text:p text:style-name="P6"/>
      <text:p text:style-name="P11">The program relies on the availability of <text:span text:style-name="T6">pthreads, and therefore will only compile on POSIX compliant operating systems</text:span>.</text:p>
      <text:p text:style-name="P11"/>
      <text:p text:style-name="P12"><text:span text:style-name="T7">The game has been successfully compiled and executed on Sandcast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pitch="fixed"/>
    <style:font-face style:name="DejaVu Sans1" svg:font-family="'DejaVu Sans'" style:font-pitch="variable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officeooo:rsid="000a5e24" officeooo:paragraph-rsid="002845b7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T1" style:family="text">
      <style:text-properties officeooo:rsid="001658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none" fo:border-bottom="0.06pt solid #000000" fo:border-left="none" fo:border-right="none" fo:padding="0.0201in" style:shadow="non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tes</text:span><text:tab/><text:tab/>Three Dimensional Tic-Tac-Toe</text:p>
      </style:header>
      <style:header-first>
        <text:p text:style-name="Header_20_left"/>
      </style:header-first>
      <style:footer>
        <text:p text:style-name="MP2"><text:page-number text:select-page="current" text:page-adjust="-1">1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20:07:09.087282817</meta:creation-date>
    <meta:generator>LibreOffice/5.2.3.3$Linux_X86_64 LibreOffice_project/20m0$Build-3</meta:generator>
    <dc:date>2016-11-17T01:18:01.406520902</dc:date>
    <meta:editing-duration>PT35M29S</meta:editing-duration>
    <meta:editing-cycles>25</meta:editing-cycles>
    <meta:document-statistic meta:table-count="0" meta:image-count="0" meta:object-count="0" meta:page-count="2" meta:paragraph-count="11" meta:word-count="80" meta:character-count="518" meta:non-whitespace-character-count="448"/>
  </office:meta>
</office:document-meta>
</file>